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835f7" officeooo:paragraph-rsid="002fd78c"/>
    </style:style>
    <style:style style:name="P5" style:family="paragraph" style:parent-style-name="Text_20_body">
      <style:text-properties officeooo:rsid="002fd78c" officeooo:paragraph-rsid="002fd78c"/>
    </style:style>
    <style:style style:name="P6" style:family="paragraph" style:parent-style-name="Text_20_body">
      <style:text-properties officeooo:rsid="00262f7c" officeooo:paragraph-rsid="0034cc74"/>
    </style:style>
    <style:style style:name="P7" style:family="paragraph" style:parent-style-name="Text_20_body">
      <style:text-properties officeooo:rsid="0034cc74" officeooo:paragraph-rsid="0034cc74"/>
    </style:style>
    <style:style style:name="P8" style:family="paragraph" style:parent-style-name="Text_20_body">
      <style:text-properties officeooo:rsid="00372ba9" officeooo:paragraph-rsid="00372ba9"/>
    </style:style>
    <style:style style:name="P9" style:family="paragraph" style:parent-style-name="Table_20_Heading">
      <style:text-properties officeooo:rsid="00262f7c" officeooo:paragraph-rsid="00262f7c"/>
    </style:style>
    <style:style style:name="P10" style:family="paragraph" style:parent-style-name="Table_20_Heading">
      <style:text-properties officeooo:rsid="00262f7c" officeooo:paragraph-rsid="0029434f"/>
    </style:style>
    <style:style style:name="P11" style:family="paragraph" style:parent-style-name="Table_20_Heading">
      <style:text-properties officeooo:rsid="00262f7c" officeooo:paragraph-rsid="002fd78c"/>
    </style:style>
    <style:style style:name="P12" style:family="paragraph" style:parent-style-name="Table_20_Contents">
      <style:text-properties officeooo:rsid="00262f7c" officeooo:paragraph-rsid="00262f7c"/>
    </style:style>
    <style:style style:name="P13" style:family="paragraph" style:parent-style-name="Table_20_Contents">
      <style:text-properties officeooo:rsid="00262f7c" officeooo:paragraph-rsid="0029434f"/>
    </style:style>
    <style:style style:name="P14" style:family="paragraph" style:parent-style-name="Table_20_Contents">
      <style:text-properties officeooo:paragraph-rsid="00262f7c"/>
    </style:style>
    <style:style style:name="P15" style:family="paragraph" style:parent-style-name="Table_20_Contents">
      <style:text-properties officeooo:rsid="0029434f" officeooo:paragraph-rsid="0029434f"/>
    </style:style>
    <style:style style:name="P16" style:family="paragraph" style:parent-style-name="Table_20_Contents">
      <style:text-properties officeooo:rsid="002835f7" officeooo:paragraph-rsid="002fd78c"/>
    </style:style>
    <style:style style:name="P17" style:family="paragraph" style:parent-style-name="Table_20_Contents">
      <style:text-properties officeooo:rsid="002fd78c" officeooo:paragraph-rsid="002fd78c"/>
    </style:style>
    <style:style style:name="P18" style:family="paragraph" style:parent-style-name="Standard">
      <style:text-properties officeooo:rsid="00262f7c" officeooo:paragraph-rsid="00262f7c"/>
    </style:style>
    <style:style style:name="P19" style:family="paragraph" style:parent-style-name="Title" style:master-page-name="First_20_Page">
      <style:paragraph-properties style:page-number="auto"/>
    </style:style>
    <style:style style:name="P20" style:family="paragraph" style:parent-style-name="Heading_20_1" style:list-style-name=""/>
    <style:style style:name="P21" style:family="paragraph" style:parent-style-name="Heading_20_1">
      <style:text-properties officeooo:rsid="00205e69" officeooo:paragraph-rsid="00205e69"/>
    </style:style>
    <style:style style:name="P22" style:family="paragraph" style:parent-style-name="Heading_20_1">
      <style:text-properties officeooo:rsid="00236181" officeooo:paragraph-rsid="00262f7c"/>
    </style:style>
    <style:style style:name="P23" style:family="paragraph" style:parent-style-name="Heading_20_1">
      <style:text-properties officeooo:rsid="00236181" officeooo:paragraph-rsid="00236181"/>
    </style:style>
    <style:style style:name="P24" style:family="paragraph" style:parent-style-name="Heading_20_1">
      <style:text-properties officeooo:rsid="0024f290" officeooo:paragraph-rsid="0024f290"/>
    </style:style>
    <style:style style:name="P25" style:family="paragraph" style:parent-style-name="Heading_20_1">
      <style:paragraph-properties fo:break-before="page"/>
    </style:style>
    <style:style style:name="P26" style:family="paragraph" style:parent-style-name="Text_20_body" style:list-style-name="L1">
      <style:text-properties officeooo:rsid="001b810d" officeooo:paragraph-rsid="001b810d"/>
    </style:style>
    <style:style style:name="P27" style:family="paragraph" style:parent-style-name="Text_20_body" style:list-style-name="L2">
      <style:text-properties officeooo:rsid="001b810d" officeooo:paragraph-rsid="001b810d"/>
    </style:style>
    <style:style style:name="P28" style:family="paragraph" style:parent-style-name="Text_20_body" style:list-style-name="L3">
      <style:text-properties officeooo:rsid="00236181" officeooo:paragraph-rsid="00236181"/>
    </style:style>
    <style:style style:name="P29" style:family="paragraph" style:parent-style-name="Text_20_body" style:list-style-name="L4">
      <style:text-properties officeooo:rsid="0038c8ac" officeooo:paragraph-rsid="0038c8ac"/>
    </style:style>
    <style:style style:name="P30" style:family="paragraph" style:parent-style-name="Text_20_body" style:list-style-name="L4">
      <style:text-properties officeooo:rsid="002043cd" officeooo:paragraph-rsid="00372ba9"/>
    </style:style>
    <style:style style:name="P31" style:family="paragraph" style:parent-style-name="Text_20_body">
      <style:text-properties officeooo:rsid="0039c730" officeooo:paragraph-rsid="0039c730"/>
    </style:style>
    <style:style style:name="P32" style:family="paragraph" style:parent-style-name="Heading_20_2">
      <style:text-properties officeooo:rsid="00205e69" officeooo:paragraph-rsid="00205e69"/>
    </style:style>
    <style:style style:name="P33" style:family="paragraph" style:parent-style-name="Heading_20_2">
      <style:text-properties officeooo:rsid="0024f290" officeooo:paragraph-rsid="0024f290"/>
    </style:style>
    <style:style style:name="P34" style:family="paragraph" style:parent-style-name="Contents_20_Heading" style:master-page-name="Standard">
      <style:paragraph-properties style:page-number="1" fo:break-before="pag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Heading_20_3">
      <style:text-properties officeooo:paragraph-rsid="002fd78c"/>
    </style:style>
    <style:style style:name="P38" style:family="paragraph" style:parent-style-name="Heading_20_3">
      <style:text-properties officeooo:rsid="0034cc74" officeooo:paragraph-rsid="0034cc74"/>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T10" style:family="text">
      <style:text-properties officeooo:rsid="0039c7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iskan dokumentaatio<text:line-break/><text:date style:data-style-name="N10121" text:date-value="2017-03-28T18:41:29.187399996">28.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Sisällys</text:p>
          </text:index-title>
          <text:p text:style-name="P35"><text:a xlink:type="simple" xlink:href="#__RefHeading___Toc114_700232704" text:style-name="Index_20_Link" text:visited-style-name="Index_20_Link">Johdanto<text:tab/>2</text:a></text:p>
          <text:p text:style-name="P35"><text:a xlink:type="simple" xlink:href="#__RefHeading___Toc116_700232704" text:style-name="Index_20_Link" text:visited-style-name="Index_20_Link">Yleiskuva järjestelmästä<text:tab/>2</text:a></text:p>
          <text:p text:style-name="P36"><text:a xlink:type="simple" xlink:href="#__RefHeading___Toc5182_1714241314" text:style-name="Index_20_Link" text:visited-style-name="Index_20_Link">Käyttötapauskaavio<text:tab/>2</text:a></text:p>
          <text:p text:style-name="P36"><text:a xlink:type="simple" xlink:href="#__RefHeading___Toc5184_1714241314" text:style-name="Index_20_Link" text:visited-style-name="Index_20_Link">Käyttäjäryhmät<text:tab/>2</text:a></text:p>
          <text:p text:style-name="P36"><text:a xlink:type="simple" xlink:href="#__RefHeading___Toc118_700232704" text:style-name="Index_20_Link" text:visited-style-name="Index_20_Link">Käyttötapaukset<text:tab/>3</text:a></text:p>
          <text:p text:style-name="P35"><text:a xlink:type="simple" xlink:href="#__RefHeading___Toc139_373782398" text:style-name="Index_20_Link" text:visited-style-name="Index_20_Link">Järjestelmän tietosisältö<text:tab/>4</text:a></text:p>
          <text:p text:style-name="P36"><text:a xlink:type="simple" xlink:href="#__RefHeading___Toc141_373782398" text:style-name="Index_20_Link" text:visited-style-name="Index_20_Link">Käsitekaavio<text:tab/>4</text:a></text:p>
          <text:p text:style-name="P36"><text:a xlink:type="simple" xlink:href="#__RefHeading___Toc459_2052864105" text:style-name="Index_20_Link" text:visited-style-name="Index_20_Link">Tietokohteet<text:tab/>4</text:a></text:p>
          <text:p text:style-name="P39"><text:a xlink:type="simple" xlink:href="#__RefHeading___Toc344_800399434" text:style-name="Index_20_Link" text:visited-style-name="Index_20_Link">Tietokohde: Äänestys<text:tab/>4</text:a></text:p>
          <text:p text:style-name="P39"><text:a xlink:type="simple" xlink:href="#__RefHeading___Toc346_800399434" text:style-name="Index_20_Link" text:visited-style-name="Index_20_Link">Tietokohde: Äänestysvaihtoehto<text:tab/>5</text:a></text:p>
          <text:p text:style-name="P39"><text:a xlink:type="simple" xlink:href="#__RefHeading___Toc478_1878694178" text:style-name="Index_20_Link" text:visited-style-name="Index_20_Link">Tietokohde: Ääni<text:tab/>5</text:a></text:p>
          <text:p text:style-name="P39"><text:a xlink:type="simple" xlink:href="#__RefHeading___Toc480_1878694178" text:style-name="Index_20_Link" text:visited-style-name="Index_20_Link">Tietokohde: Tyyppi<text:tab/>5</text:a></text:p>
          <text:p text:style-name="P39"><text:a xlink:type="simple" xlink:href="#__RefHeading___Toc350_800399434" text:style-name="Index_20_Link" text:visited-style-name="Index_20_Link">Tietokohde: Henkilö<text:tab/>6</text:a></text:p>
          <text:p text:style-name="P35"><text:a xlink:type="simple" xlink:href="#__RefHeading___Toc143_373782398" text:style-name="Index_20_Link" text:visited-style-name="Index_20_Link">Relaatiotietokantakaavio<text:tab/>6</text:a></text:p>
          <text:p text:style-name="P35"><text:a xlink:type="simple" xlink:href="#__RefHeading___Toc145_373782398" text:style-name="Index_20_Link" text:visited-style-name="Index_20_Link">Järjestelmän yleisrakenne<text:tab/>7</text:a></text:p>
          <text:p text:style-name="P35"><text:a xlink:type="simple" xlink:href="#__RefHeading___Toc147_373782398" text:style-name="Index_20_Link" text:visited-style-name="Index_20_Link">Käyttöliittymä ja järjestelmän komponentit<text:tab/>7</text:a></text:p>
          <text:p text:style-name="P35"><text:a xlink:type="simple" xlink:href="#__RefHeading___Toc149_373782398" text:style-name="Index_20_Link" text:visited-style-name="Index_20_Link">Asennustiedot<text:tab/>7</text:a></text:p>
          <text:p text:style-name="P35"><text:a xlink:type="simple" xlink:href="#__RefHeading___Toc151_373782398" text:style-name="Index_20_Link" text:visited-style-name="Index_20_Link">Käynnistysohje<text:tab/>7</text:a></text:p>
          <text:p text:style-name="P35"><text:a xlink:type="simple" xlink:href="#__RefHeading___Toc153_373782398" text:style-name="Index_20_Link" text:visited-style-name="Index_20_Link">Testaus ym.<text:tab/>7</text:a></text:p>
          <text:p text:style-name="P36"><text:a xlink:type="simple" xlink:href="#__RefHeading___Toc155_373782398" text:style-name="Index_20_Link" text:visited-style-name="Index_20_Link">Testaus<text:tab/>7</text:a></text:p>
          <text:p text:style-name="P36"><text:a xlink:type="simple" xlink:href="#__RefHeading___Toc5180_1714241314" text:style-name="Index_20_Link" text:visited-style-name="Index_20_Link">Havaittuja ongelmia<text:tab/>7</text:a></text:p>
          <text:p text:style-name="P36"><text:a xlink:type="simple" xlink:href="#__RefHeading___Toc157_373782398" text:style-name="Index_20_Link" text:visited-style-name="Index_20_Link">Jatkokehitysideat<text:tab/>7</text:a></text:p>
          <text:p text:style-name="P39"><text:a xlink:type="simple" xlink:href="#__RefHeading___Toc533_134608990" text:style-name="Index_20_Link" text:visited-style-name="Index_20_Link">Suunta 1<text:tab/>7</text:a></text:p>
          <text:p text:style-name="P39"><text:a xlink:type="simple" xlink:href="#__RefHeading___Toc535_134608990" text:style-name="Index_20_Link" text:visited-style-name="Index_20_Link">Suunta 2<text:tab/>8</text:a></text:p>
          <text:p text:style-name="P35"><text:a xlink:type="simple" xlink:href="#__RefHeading___Toc159_373782398" text:style-name="Index_20_Link" text:visited-style-name="Index_20_Link">Omat kokemukset<text:tab/>8</text:a></text:p>
          <text:p text:style-name="P35"><text:a xlink:type="simple" xlink:href="#__RefHeading___Toc161_373782398" text:style-name="Index_20_Link" text:visited-style-name="Index_20_Link">Muu dokumentaatio<text:tab/>8</text:a></text:p>
        </text:index-body>
      </text:table-of-content>
      <text:p text:style-name="Text_20_body"/>
      <text:h text:style-name="P20" text:outline-level="1"/>
      <text:h text:style-name="P25"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32"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2"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4697405750777295084" text:style-name="L1">
        <text:list-item>
          <text:p text:style-name="P26">nykyinen kärki,</text:p>
        </text:list-item>
        <text:list-item>
          <text:p text:style-name="P26">kaikkien ehdokkaiden äänimäärät tai</text:p>
        </text:list-item>
        <text:list-item>
          <text:p text:style-name="P26">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2817338293299810187" text:style-name="L2">
        <text:list-item>
          <text:p text:style-name="P27">Anonyymiäänestys</text:p>
        </text:list-item>
        <text:list-item>
          <text:p text:style-name="P27">Identifioitu äänestys, kirjautuminen</text:p>
        </text:list-item>
        <text:list-item>
          <text:p text:style-name="P27">Äänestyksen luominen, muuttaminen ja poistaminen</text:p>
        </text:list-item>
        <text:list-item>
          <text:p text:style-name="P27">Tulokset</text:p>
        </text:list-item>
        <text:list-item>
          <text:p text:style-name="P27">Aktiviteettiraportointi</text:p>
        </text:list-item>
        <text:list-item>
          <text:p text:style-name="P27">Rekisteröityneiden käyttäjien tietojen muuttaminen ja poisto</text:p>
        </text:list-item>
      </text:list>
      <text:h text:style-name="P21" text:outline-level="1"><text:bookmark-start text:name="__RefHeading___Toc139_373782398"/><text:soft-page-break/>Järjestelmän tietosisältö<text:bookmark-end text:name="__RefHeading___Toc139_373782398"/></text:h>
      <text:h text:style-name="P32"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9">Attribuutti</text:p>
            </table:table-cell>
            <table:table-cell table:style-name="TietokohdeÄänestys.A1" office:value-type="string">
              <text:p text:style-name="P9">Arvojoukko</text:p>
            </table:table-cell>
            <table:table-cell table:style-name="TietokohdeÄänestys.C1" office:value-type="string">
              <text:p text:style-name="P9">Kuvailu</text:p>
            </table:table-cell>
          </table:table-row>
        </table:table-header-rows>
        <table:table-row>
          <table:table-cell table:style-name="TietokohdeÄänestys.A2" office:value-type="string">
            <text:p text:style-name="P12">Nimi</text:p>
          </table:table-cell>
          <table:table-cell table:style-name="TietokohdeÄänestys.A2" office:value-type="string">
            <text:p text:style-name="P12">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2">Alkuaika</text:p>
          </table:table-cell>
          <table:table-cell table:style-name="TietokohdeÄänestys.A2" office:value-type="string">
            <text:p text:style-name="P12">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2">Loppuaika</text:p>
          </table:table-cell>
          <table:table-cell table:style-name="TietokohdeÄänestys.A2" office:value-type="string">
            <text:p text:style-name="P12">Päivämäärä</text:p>
          </table:table-cell>
          <table:table-cell table:style-name="TietokohdeÄänestys.C2" office:value-type="string">
            <text:p text:style-name="P12">Äänestyksen loppupäivä</text:p>
          </table:table-cell>
        </table:table-row>
        <table:table-row>
          <table:table-cell table:style-name="TietokohdeÄänestys.A2" office:value-type="string">
            <text:p text:style-name="P12">Anonyymi?</text:p>
          </table:table-cell>
          <table:table-cell table:style-name="TietokohdeÄänestys.A2" office:value-type="string">
            <text:p text:style-name="P12">Totuusarvo</text:p>
          </table:table-cell>
          <table:table-cell table:style-name="TietokohdeÄänestys.C2" office:value-type="string">
            <text:p text:style-name="P12">Saako äänestää tunnistautumatta</text:p>
          </table:table-cell>
        </table:table-row>
        <table:table-row>
          <table:table-cell table:style-name="TietokohdeÄänestys.A2" office:value-type="string">
            <text:p text:style-name="P17">Tyyppi</text:p>
          </table:table-cell>
          <table:table-cell table:style-name="TietokohdeÄänestys.A2" office:value-type="string">
            <text:p text:style-name="P17">Viittaus tietokohteeseen Tyyppi</text:p>
          </table:table-cell>
          <table:table-cell table:style-name="TietokohdeÄänestys.C2" office:value-type="string">
            <text:p text:style-name="P17">Mitä näytetään äänestyksen lopuksi</text:p>
          </table:table-cell>
        </table:table-row>
      </table:table>
      <text:p text:style-name="P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Attribuutti</text:p>
            </table:table-cell>
            <table:table-cell table:style-name="Table1.A1" office:value-type="string">
              <text:p text:style-name="P9">Arvojoukko</text:p>
            </table:table-cell>
            <table:table-cell table:style-name="Table1.C1" office:value-type="string">
              <text:p text:style-name="P9">Kuvailu</text:p>
            </table:table-cell>
          </table:table-row>
        </table:table-header-rows>
        <table:table-row>
          <table:table-cell table:style-name="Table1.A2" office:value-type="string">
            <text:p text:style-name="P12">Nimi</text:p>
          </table:table-cell>
          <table:table-cell table:style-name="Table1.A2" office:value-type="string">
            <text:p text:style-name="P12">Merkkijono &lt;= 64 merkkiä</text:p>
          </table:table-cell>
          <table:table-cell table:style-name="Table1.C2" office:value-type="string">
            <text:p text:style-name="P14">Ää<text:span text:style-name="T3">nestysvaihtoehdon lyhyt nimi</text:span></text:p>
          </table:table-cell>
        </table:table-row>
        <table:table-row>
          <table:table-cell table:style-name="Table1.A2" office:value-type="string">
            <text:p text:style-name="P12">Kuvaus</text:p>
          </table:table-cell>
          <table:table-cell table:style-name="Table1.A2" office:value-type="string">
            <text:p text:style-name="P12">Merkkijono &lt;= 128 merkkiä</text:p>
          </table:table-cell>
          <table:table-cell table:style-name="Table1.C2" office:value-type="string">
            <text:p text:style-name="P14">Ää<text:span text:style-name="T3">nestysvaihtoehdon pitempi kuvaus</text:span></text:p>
          </table:table-cell>
        </table:table-row>
      </table:table>
      <text:p text:style-name="P18">Jokaiseen äänestykseen liittyy äänestysvaihtoehtoja. Jotta äänestys olisi mielekäs, on näitä oltava vähintään kaksi.</text:p>
      <text:h text:style-name="P37"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Attribuutti</text:p>
            </table:table-cell>
            <table:table-cell table:style-name="Table2.A1" office:value-type="string">
              <text:p text:style-name="P11">Arvojoukko</text:p>
            </table:table-cell>
            <table:table-cell table:style-name="Table2.C1" office:value-type="string">
              <text:p text:style-name="P11">Kuvailu</text:p>
            </table:table-cell>
          </table:table-row>
        </table:table-header-rows>
        <table:table-row>
          <table:table-cell table:style-name="Table2.A2" office:value-type="string">
            <text:p text:style-name="P16">Aika</text:p>
          </table:table-cell>
          <table:table-cell table:style-name="Table2.A2" office:value-type="string">
            <text:p text:style-name="P16">Aikaleima</text:p>
          </table:table-cell>
          <table:table-cell table:style-name="Table2.C2" office:value-type="string">
            <text:p text:style-name="P16">Koska ääni annettu</text:p>
          </table:table-cell>
        </table:table-row>
      </table:table>
      <text:p text:style-name="P4">Äänestettäessä jokaisesta äänestä tehdään rivi tähän tauluun. <text:span text:style-name="T5">Mikäli äänestetään tunnistettuna, tehdään lisäksi merkintä tauluun Äänestäneet.</text:span></text:p>
      <text:h text:style-name="P37"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Attribuutti</text:p>
            </table:table-cell>
            <table:table-cell table:style-name="Table4.A1" office:value-type="string">
              <text:p text:style-name="P11">Arvojoukko</text:p>
            </table:table-cell>
            <table:table-cell table:style-name="Table4.C1" office:value-type="string">
              <text:p text:style-name="P11">Kuvailu</text:p>
            </table:table-cell>
          </table:table-row>
        </table:table-header-rows>
        <table:table-row>
          <table:table-cell table:style-name="Table4.A2" office:value-type="string">
            <text:p text:style-name="P17">Nimi</text:p>
          </table:table-cell>
          <table:table-cell table:style-name="Table4.A2" office:value-type="string">
            <text:p text:style-name="P17">Merkkijono &lt;= 64 merkkiä</text:p>
          </table:table-cell>
          <table:table-cell table:style-name="Table4.C2" office:value-type="string">
            <text:p text:style-name="P16">Ää<text:span text:style-name="T7">nestyksen tyypin kuvaus</text:span></text:p>
          </table:table-cell>
        </table:table-row>
      </table:table>
      <text:p text:style-name="P5"><text:soft-page-break/>Tähän kirjoitetaan äänestyksen mahdollisten tyyppien kuvaukset.</text:p>
      <text:h text:style-name="P37"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header-rows>
        <table:table-row>
          <table:table-cell table:style-name="Table3.A2" office:value-type="string">
            <text:p text:style-name="P13">Nimi</text:p>
          </table:table-cell>
          <table:table-cell table:style-name="Table3.A2" office:value-type="string">
            <text:p text:style-name="P13">Merkkijono &lt;= 64 merkkiä</text:p>
          </table:table-cell>
          <table:table-cell table:style-name="Table3.C2" office:value-type="string">
            <text:p text:style-name="P15">Henkilön nimi</text:p>
          </table:table-cell>
        </table:table-row>
        <table:table-row>
          <table:table-cell table:style-name="Table3.A2" office:value-type="string">
            <text:p text:style-name="P13">Kä<text:span text:style-name="T5">yttäjätunnus</text:span></text:p>
          </table:table-cell>
          <table:table-cell table:style-name="Table3.A2" office:value-type="string">
            <text:p text:style-name="P13">Merkkijono &lt;= <text:span text:style-name="T5">16</text:span> merkkiä</text:p>
          </table:table-cell>
          <table:table-cell table:style-name="Table3.C2" office:value-type="string">
            <text:p text:style-name="P15">Käyttäjätunnus</text:p>
          </table:table-cell>
        </table:table-row>
        <table:table-row>
          <table:table-cell table:style-name="Table3.A2" office:value-type="string">
            <text:p text:style-name="P15">Sähköposti</text:p>
          </table:table-cell>
          <table:table-cell table:style-name="Table3.A2" office:value-type="string">
            <text:p text:style-name="P13">Merkkijono &lt;= 64 merkkiä</text:p>
          </table:table-cell>
          <table:table-cell table:style-name="Table3.C2" office:value-type="string">
            <text:p text:style-name="P15">Sähköpostiosoite</text:p>
          </table:table-cell>
        </table:table-row>
        <table:table-row>
          <table:table-cell table:style-name="Table3.A2" office:value-type="string">
            <text:p text:style-name="P15">Salasanatiiviste</text:p>
          </table:table-cell>
          <table:table-cell table:style-name="Table3.A2" office:value-type="string">
            <text:p text:style-name="P13">Merkkijono &lt;= <text:span text:style-name="T5">255</text:span> merkkiä</text:p>
          </table:table-cell>
          <table:table-cell table:style-name="Table3.C2" office:value-type="string">
            <text:p text:style-name="P15">Salasanatiiviste, <text:span text:style-name="T9">SHA256, heksana</text:span></text:p>
          </table:table-cell>
        </table:table-row>
        <table:table-row>
          <table:table-cell table:style-name="Table3.A2" office:value-type="string">
            <text:p text:style-name="P15">Ylläpitäjä?</text:p>
          </table:table-cell>
          <table:table-cell table:style-name="Table3.A2" office:value-type="string">
            <text:p text:style-name="P15">Totuusarvo</text:p>
          </table:table-cell>
          <table:table-cell table:style-name="Table3.C2" office:value-type="string">
            <text:p text:style-name="P15">Onko tämä henkilö ylläpitäjä?</text:p>
          </table:table-cell>
        </table:table-row>
      </table:table>
      <text:p text:style-name="P3">Jos henkilö on ylläpitäjä, hän voi tehdä, muokata ja poistaa äänestyksiä sekä henkilöitä.</text:p>
      <text:h text:style-name="P22"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3" text:outline-level="1"><text:bookmark-start text:name="__RefHeading___Toc145_373782398"/><text:soft-page-break/>Järjestelmän yleisrakenne<text:bookmark-end text:name="__RefHeading___Toc145_373782398"/></text:h>
      <text:h text:style-name="P23" text:outline-level="1"><text:bookmark-start text:name="__RefHeading___Toc147_373782398"/>Käyttöliittymä ja järjestelmän komponentit<text:bookmark-end text:name="__RefHeading___Toc147_373782398"/></text:h>
      <text:list xml:id="list5656817727778809885" text:style-name="L3">
        <text:list-item>
          <text:p text:style-name="P28">Sisäänkirjautumissivu</text:p>
        </text:list-item>
        <text:list-item>
          <text:p text:style-name="P28">Äänestysluettelo</text:p>
        </text:list-item>
        <text:list-item>
          <text:p text:style-name="P28">Äänestäminen</text:p>
        </text:list-item>
        <text:list-item>
          <text:p text:style-name="P28">Äänestystulokset</text:p>
        </text:list-item>
        <text:list-item>
          <text:p text:style-name="P28">Tilastot</text:p>
        </text:list-item>
        <text:list-item>
          <text:p text:style-name="P28">Äänestykset: lisäys, muutos, poisto</text:p>
        </text:list-item>
        <text:list-item>
          <text:p text:style-name="P28">Ää<text:span text:style-name="T2">nestysvaihtoehdot: lisäys, muutos, poisto</text:span></text:p>
        </text:list-item>
        <text:list-item>
          <text:p text:style-name="P28"><text:span text:style-name="T10">Henkilö</text:span>t: lisäys, muutos, poisto</text:p>
        </text:list-item>
      </text:list>
      <text:h text:style-name="P24" text:outline-level="1"><text:bookmark-start text:name="__RefHeading___Toc149_373782398"/>Asennustiedot<text:bookmark-end text:name="__RefHeading___Toc149_373782398"/></text:h>
      <text:h text:style-name="P24" text:outline-level="1"><text:bookmark-start text:name="__RefHeading___Toc151_373782398"/>Käynnistysohje<text:bookmark-end text:name="__RefHeading___Toc151_373782398"/></text:h>
      <text:h text:style-name="P24" text:outline-level="1"><text:bookmark-start text:name="__RefHeading___Toc153_373782398"/>Testaus ym.<text:bookmark-end text:name="__RefHeading___Toc153_373782398"/></text:h>
      <text:h text:style-name="P33"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8">Ongelmat prioriteettijärjestyksessä:</text:p>
      <text:list xml:id="list803874969277514470" text:style-name="L4">
        <text:list-item>
          <text:p text:style-name="P29">Salasanatiivistettä ei ole suolattu.</text:p>
        </text:list-item>
        <text:list-item>
          <text:p text:style-name="P30">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30">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
      <text:h text:style-name="Heading_20_2" text:outline-level="2"><text:bookmark-start text:name="__RefHeading___Toc157_373782398"/>Jatkokehitysideat<text:bookmark-end text:name="__RefHeading___Toc157_373782398"/></text:h>
      <text:h text:style-name="P38" text:outline-level="3"><text:bookmark-start text:name="__RefHeading___Toc533_134608990"/>Suunta 1<text:bookmark-end text:name="__RefHeading___Toc533_134608990"/></text:h>
      <text:p text:style-name="P7">Yksityisyyden parantaminen.</text:p>
      <text:h text:style-name="Heading_20_3" text:outline-level="3"><text:bookmark-start text:name="__RefHeading___Toc535_134608990"/><text:soft-page-break/>Suunta 2<text:bookmark-end text:name="__RefHeading___Toc535_134608990"/></text:h>
      <text:p text:style-name="P6">DDR-toiminnallisuudet: Äänestystuloksen asettaminen ennalta. Äänestystuloksen muuttaminen kesken äänestyksen. <text:span text:style-name="T4">Toisinajattelijoiden ilmiantaminen äänestysvaiheessa.</text:span></text:p>
      <text:h text:style-name="Heading_20_1" text:outline-level="1"><text:bookmark-start text:name="__RefHeading___Toc159_373782398"/>Omat kokemukset<text:bookmark-end text:name="__RefHeading___Toc159_373782398"/></text:h>
      <text:p text:style-name="P31">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8T18:41:29.139551000</dc:date>
    <dc:creator>Riku Kalinen</dc:creator>
    <meta:editing-duration>PT3H24M7S</meta:editing-duration>
    <meta:editing-cycles>23</meta:editing-cycles>
    <meta:generator>LibreOffice/5.1.4.2$MacOSX_X86_64 LibreOffice_project/f99d75f39f1c57ebdd7ffc5f42867c12031db97a</meta:generator>
    <meta:document-statistic meta:table-count="5" meta:image-count="3" meta:object-count="0" meta:page-count="10" meta:paragraph-count="150" meta:word-count="544" meta:character-count="4773" meta:non-whitespace-character-count="4398"/>
  </office:meta>
</office:document-meta>
</file>